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cd665" officeooo:paragraph-rsid="001cd665"/>
    </style:style>
    <style:style style:name="P2" style:family="paragraph" style:parent-style-name="Standard">
      <style:paragraph-properties fo:break-before="page"/>
      <style:text-properties officeooo:rsid="001a8fea" officeooo:paragraph-rsid="001a8fea"/>
    </style:style>
    <style:style style:name="P3" style:family="paragraph" style:parent-style-name="Standard">
      <style:text-properties fo:font-size="12pt" officeooo:rsid="001dc5f6" officeooo:paragraph-rsid="001dc5f6" style:font-size-asian="10.5pt" style:font-size-complex="12pt"/>
    </style:style>
    <style:style style:name="P4" style:family="paragraph" style:parent-style-name="Header">
      <style:text-properties officeooo:rsid="002307bf" officeooo:paragraph-rsid="002307bf"/>
    </style:style>
    <style:style style:name="T1" style:family="text">
      <style:text-properties officeooo:rsid="002307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307bf" officeooo:paragraph-rsid="002307bf"/>
    </style:style>
    <style:style style:name="MP2" style:family="paragraph" style:parent-style-name="Header">
      <style:text-properties officeooo:rsid="001cd665" officeooo:paragraph-rsid="001cd665"/>
    </style:style>
    <style:style style:name="MT1" style:family="text">
      <style:text-properties officeooo:rsid="002307b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right</text:p>
      </style:header>
      <style:header-left>
        <text:p text:style-name="MP1">left</text:p>
      </style:header-left>
      <style:header-first>
        <text:p text:style-name="MP2">1<text:span text:style-name="MT1">st</text:span>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3T14:46:46.829000000</meta:creation-date>
    <dc:date>2021-03-01T11:54:46.844000000</dc:date>
    <meta:editing-duration>PT17H13M55S</meta:editing-duration>
    <meta:editing-cycles>6</meta:editing-cycles>
    <meta:generator>LibreOfficeDev/7.2.0.0.alpha0$Windows_X86_64 LibreOffice_project/33ff97ad90f8d8718b458bc978ae2fe1f9390bde</meta:generator>
    <meta:document-statistic meta:table-count="0" meta:image-count="0" meta:object-count="0" meta:page-count="3" meta:paragraph-count="3" meta:word-count="3" meta:character-count="12" meta:non-whitespace-character-count="12"/>
  </office:meta>
</office:document-meta>
</file>